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782cm" fo:min-width="2.29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528cm" fo:min-width="3.56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505cm" fo:min-width="5.08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2.036cm" fo:min-width="3.05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3.98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4.55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2.036cm" fo:min-width="3.31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center"/>
      <style:text-properties fo:font-weight="normal"/>
    </style:style>
    <style:style style:name="P8" style:family="paragraph">
      <loext:graphic-properties draw:fill="none" draw:fill-color="#ffffff"/>
      <style:paragraph-properties fo:text-align="center"/>
      <style:text-properties fo:font-size="15pt" fo:font-weight="normal" style:font-size-asian="15pt" style:font-size-complex="15pt"/>
    </style:style>
    <style:style style:name="P9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fo:font-weight="normal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794cm" svg:height="2.032cm" svg:x="9.906cm" svg:y="1.77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794cm" svg:height="1.673cm" svg:x="5.842cm" svg:y="1.883cm">
          <draw:text-box>
            <text:p>Tensão da rede</text:p>
          </draw:text-box>
        </draw:frame>
        <draw:line draw:style-name="gr3" draw:text-style-name="P3" draw:layer="layout" svg:x1="8.382cm" svg:y1="2.794cm" svg:x2="9.906cm" svg:y2="2.794cm">
          <text:p/>
        </draw:line>
        <draw:frame draw:style-name="gr4" draw:text-style-name="P5" draw:layer="layout" svg:width="3.302cm" svg:height="2.54cm" svg:x="9.652cm" svg:y="1.778cm">
          <draw:text-box>
            <text:p text:style-name="P4"><text:span text:style-name="T1"/></text:p>
            <text:p text:style-name="P4"><text:span text:style-name="T1">ADE7758</text:span></text:p>
          </draw:text-box>
        </draw:frame>
        <draw:custom-shape draw:style-name="gr5" draw:text-style-name="P1" draw:layer="layout" svg:width="4.064cm" svg:height="1.778cm" svg:x="14.478cm" svg:y="2.032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7cm" svg:y1="2.794cm" svg:x2="14.478cm" svg:y2="2.794cm">
          <text:p/>
        </draw:line>
        <draw:frame draw:style-name="gr6" draw:text-style-name="P5" draw:layer="layout" svg:width="4.064cm" svg:height="2.286cm" svg:x="14.478cm" svg:y="2.286cm">
          <draw:text-box>
            <text:p text:style-name="P4"><text:span text:style-name="T1">Monitora a Tensão</text:span></text:p>
          </draw:text-box>
        </draw:frame>
        <draw:line draw:style-name="gr3" draw:text-style-name="P3" draw:layer="layout" svg:x1="16.002cm" svg:y1="3.81cm" svg:x2="13.208cm" svg:y2="5.334cm">
          <text:p/>
        </draw:line>
        <draw:frame draw:style-name="gr7" draw:text-style-name="P6" draw:layer="layout" svg:width="3.556cm" svg:height="1.916cm" svg:x="11.938cm" svg:y="5.704cm">
          <draw:text-box>
            <text:p text:style-name="P4"><text:span text:style-name="T2">Tensão </text:span></text:p>
            <text:p text:style-name="P4"><text:span text:style-name="T2">&lt; SAGLVL</text:span></text:p>
          </draw:text-box>
        </draw:frame>
        <draw:line draw:style-name="gr3" draw:text-style-name="P3" draw:layer="layout" svg:x1="13.208cm" svg:y1="7.62cm" svg:x2="13.208cm" svg:y2="8.913cm">
          <text:p/>
        </draw:line>
        <draw:custom-shape draw:style-name="gr8" draw:text-style-name="P1" draw:layer="layout" svg:width="5.588cm" svg:height="1.755cm" svg:x="10.414cm" svg:y="8.913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5.209cm" svg:height="1.427cm" svg:x="10.539cm" svg:y="9.144cm">
          <draw:text-box>
            <text:p text:style-name="P4"><text:span text:style-name="T1">Ativa Timer</text:span></text:p>
            <text:p text:style-name="P4"><text:span text:style-name="T1">do microcontrolador</text:span></text:p>
          </draw:text-box>
        </draw:frame>
        <draw:custom-shape draw:style-name="gr10" draw:text-style-name="P3" draw:layer="layout" svg:width="3.556cm" svg:height="2.286cm" svg:x="11.43cm" svg:y="5.33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3.208cm" svg:y1="10.668cm" svg:x2="13.208cm" svg:y2="12.192cm">
          <text:p/>
        </draw:line>
        <draw:custom-shape draw:style-name="gr8" draw:text-style-name="P7" draw:layer="layout" svg:width="5.588cm" svg:height="1.755cm" svg:x="10.414cm" svg:y="12.118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4.481cm" svg:height="1.427cm" svg:x="10.922cm" svg:y="12.289cm">
          <draw:text-box>
            <text:p text:style-name="P4"><text:span text:style-name="T3">Calcula o tipo de</text:span></text:p>
            <text:p text:style-name="P4"><text:span text:style-name="T3">Evento de VTCD</text:span></text:p>
          </draw:text-box>
        </draw:frame>
        <draw:line draw:style-name="gr3" draw:text-style-name="P3" draw:layer="layout" svg:x1="13.208cm" svg:y1="10.668cm" svg:x2="13.208cm" svg:y2="12.192cm">
          <text:p/>
        </draw:line>
        <draw:line draw:style-name="gr3" draw:text-style-name="P3" draw:layer="layout" svg:x1="13.208cm" svg:y1="13.91cm" svg:x2="13.208cm" svg:y2="15.434cm">
          <text:p/>
        </draw:line>
        <draw:custom-shape draw:style-name="gr8" draw:text-style-name="P1" draw:layer="layout" svg:width="5.588cm" svg:height="1.755cm" svg:x="10.414cm" svg:y="15.36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5.057cm" svg:height="1.427cm" svg:x="10.668cm" svg:y="15.845cm">
          <draw:text-box>
            <text:p text:style-name="P4"><text:span text:style-name="T1">Salva a informação</text:span></text:p>
            <text:p text:style-name="P4"><text:span text:style-name="T1"/></text:p>
          </draw:text-box>
        </draw:frame>
        <draw:frame draw:style-name="gr13" draw:text-style-name="P6" draw:layer="layout" svg:width="4.064cm" svg:height="2.471cm" svg:x="18.034cm" svg:y="5.588cm">
          <draw:text-box>
            <text:p text:style-name="P4"><text:span text:style-name="T2">Tensão </text:span></text:p>
            <text:p text:style-name="P4"><text:span text:style-name="T2">&gt; VPINTLVL</text:span></text:p>
          </draw:text-box>
        </draw:frame>
        <draw:line draw:style-name="gr3" draw:text-style-name="P3" draw:layer="layout" svg:x1="19.558cm" svg:y1="7.463cm" svg:x2="19.558cm" svg:y2="8.987cm">
          <text:p/>
        </draw:line>
        <draw:custom-shape draw:style-name="gr8" draw:text-style-name="P1" draw:layer="layout" svg:width="5.588cm" svg:height="1.755cm" svg:x="16.764cm" svg:y="8.913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5.209cm" svg:height="1.427cm" svg:x="16.889cm" svg:y="9.144cm">
          <draw:text-box>
            <text:p text:style-name="P4"><text:span text:style-name="T1">Ativa Timer</text:span></text:p>
            <text:p text:style-name="P4"><text:span text:style-name="T1">do microcontrolador</text:span></text:p>
          </draw:text-box>
        </draw:frame>
        <draw:custom-shape draw:style-name="gr14" draw:text-style-name="P3" draw:layer="layout" svg:width="3.81cm" svg:height="2.286cm" svg:x="17.78cm" svg:y="5.177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9.558cm" svg:y1="10.668cm" svg:x2="19.558cm" svg:y2="12.192cm">
          <text:p/>
        </draw:line>
        <draw:custom-shape draw:style-name="gr8" draw:text-style-name="P7" draw:layer="layout" svg:width="5.588cm" svg:height="1.755cm" svg:x="16.764cm" svg:y="12.118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4.481cm" svg:height="1.427cm" svg:x="17.272cm" svg:y="12.289cm">
          <draw:text-box>
            <text:p text:style-name="P4"><text:span text:style-name="T3">Calcula o tipo de</text:span></text:p>
            <text:p text:style-name="P4"><text:span text:style-name="T3">Evento de VTCD</text:span></text:p>
          </draw:text-box>
        </draw:frame>
        <draw:line draw:style-name="gr3" draw:text-style-name="P3" draw:layer="layout" svg:x1="19.558cm" svg:y1="10.668cm" svg:x2="19.558cm" svg:y2="12.192cm">
          <text:p/>
        </draw:line>
        <draw:line draw:style-name="gr3" draw:text-style-name="P3" draw:layer="layout" svg:x1="19.558cm" svg:y1="13.91cm" svg:x2="19.558cm" svg:y2="15.434cm">
          <text:p/>
        </draw:line>
        <draw:custom-shape draw:style-name="gr8" draw:text-style-name="P1" draw:layer="layout" svg:width="5.588cm" svg:height="1.755cm" svg:x="16.764cm" svg:y="15.36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5.057cm" svg:height="1.427cm" svg:x="17.018cm" svg:y="15.845cm">
          <draw:text-box>
            <text:p text:style-name="P4"><text:span text:style-name="T1">Salva a informação</text:span></text:p>
            <text:p text:style-name="P4"><text:span text:style-name="T1"/></text:p>
          </draw:text-box>
        </draw:frame>
        <draw:line draw:style-name="gr3" draw:text-style-name="P3" draw:layer="layout" svg:x1="17.018cm" svg:y1="3.81cm" svg:x2="19.558cm" svg:y2="5.177cm">
          <text:p/>
        </draw:line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3T19:02:41.910192521</meta:creation-date>
    <dc:date>2017-10-15T20:30:00.124683160</dc:date>
    <meta:editing-duration>PT15M19S</meta:editing-duration>
    <meta:editing-cycles>2</meta:editing-cycles>
    <meta:generator>LibreOffice/5.1.6.2$Linux_X86_64 LibreOffice_project/10m0$Build-2</meta:generator>
    <meta:document-statistic meta:object-count="56"/>
  </office:meta>
</office:document-meta>
</file>